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4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OCAS RAFAEL, JOSE CATALINO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OCAS RAFAEL, JOSE CATALIN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JA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4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OCAS RAFAEL, JOSE CATALIN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0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1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856794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296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0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0:1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3T22:19:19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